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5" office:value-type="string">
            <text:p>Shotgun tasks created by Pipeline include the asset nam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Just need to merge some code into the trunk. <text:s/>I'll do this ASAP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19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4" office:value-type="string">
            <text:p>Builder AoE Mode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t solves lots of problem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0" office:value-type="string">
            <text:p>Hardware Groups Bug</text:p>
          </table:table-cell>
          <table:table-cell table:style-name="ce28" office:value-type="string">
            <text:p>Graphical Client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51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6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1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6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1" table:number-rows-repeated="65292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2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2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2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6"/>
      </table:named-expressions>
      <table:database-ranges>
        <table:database-range table:target-range-address="All.A9:All.L196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13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11T13:25:45</dc:date>
    <meta:editing-cycles>93</meta:editing-cycles>
    <meta:editing-duration>PT19H7M5S</meta:editing-duration>
    <meta:user-defined meta:name="Info 1"/>
    <meta:user-defined meta:name="Info 2"/>
    <meta:user-defined meta:name="Info 3"/>
    <meta:user-defined meta:name="Info 4"/>
    <meta:document-statistic meta:table-count="2" meta:cell-count="2699"/>
  </office:meta>
</office:document-meta>
</file>